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/>
    </style:style>
    <style:style style:name="P5" style:family="paragraph" style:parent-style-name="Standard"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ff0000" style:font-name="Verdana"/>
    </style:style>
    <style:style style:name="P9" style:family="paragraph" style:parent-style-name="Standard">
      <style:text-properties fo:color="#ff9966" style:font-name="Verdana"/>
    </style:style>
    <style:style style:name="P10" style:family="paragraph" style:parent-style-name="Standard">
      <style:text-properties fo:color="#ff950e" style:font-name="Verdana"/>
    </style:style>
    <style:style style:name="P11" style:family="paragraph" style:parent-style-name="Standard">
      <style:text-properties fo:color="#000000" style:font-name="Verdana"/>
    </style:style>
    <style:style style:name="P12" style:family="paragraph" style:parent-style-name="Standard">
      <style:text-properties fo:color="#000000" style:font-name="Verdana" fo:font-weight="bold" style:font-weight-asian="bold" style:font-weight-complex="bold"/>
    </style:style>
    <style:style style:name="P13" style:family="paragraph" style:parent-style-name="Standard">
      <style:text-properties fo:color="#000000" style:font-name="Verdana" fo:font-weight="normal" style:font-weight-asian="normal" style:font-weight-complex="normal"/>
    </style:style>
    <style:style style:name="P14" style:family="paragraph" style:parent-style-name="Standard">
      <style:text-properties fo:color="#008000" style:font-name="Verdana"/>
    </style:style>
    <style:style style:name="P15" style:family="paragraph" style:parent-style-name="Standard">
      <style:paragraph-properties fo:break-before="page"/>
      <style:text-properties style:font-name="Verdana"/>
    </style:style>
    <style:style style:name="P16" style:family="paragraph" style:parent-style-name="Standard">
      <style:paragraph-properties fo:break-before="page"/>
      <style:text-properties style:font-name="Verdana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/>
      <style:text-properties style:font-name="Verdan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break-before="page"/>
      <style:text-properties fo:color="#ff0000" style:font-name="Verdana"/>
    </style:style>
    <style:style style:name="P19" style:family="paragraph" style:parent-style-name="Standard">
      <style:paragraph-properties fo:break-before="page"/>
      <style:text-properties fo:color="#ff950e" style:font-name="Verdana"/>
    </style:style>
    <style:style style:name="P20" style:family="paragraph" style:parent-style-name="Standard">
      <style:paragraph-properties fo:break-before="page"/>
      <style:text-properties fo:color="#000000" style:font-name="Verdana" fo:font-weight="bold" style:font-weight-asian="bold" style:font-weight-complex="bold"/>
    </style:style>
    <style:style style:name="P21" style:family="paragraph" style:parent-style-name="Standard" style:list-style-name="L1">
      <style:text-properties style:font-name="Verdana"/>
    </style:style>
    <style:style style:name="P22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/>
    </style:style>
    <style:style style:name="T3" style:family="text">
      <style:text-properties fo:color="#ff0000"/>
    </style:style>
    <style:style style:name="T4" style:family="text">
      <style:text-properties fo:color="#ff95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leset Liste<text:tab/></text:p>
      <text:p text:style-name="P7">Stand 26.12.2014</text:p>
      <text:p text:style-name="P7">Im Moment wichtig: Tilest 10 - </text:p>
      <text:p text:style-name="P7"/>
      <text:p text:style-name="P3">Technische Vorgaben &amp; Stil:</text:p>
      <text:p text:style-name="P1"/>
      <text:p text:style-name="P1"><text:span text:style-name="T1">Breite</text:span>: 320 Pixel</text:p>
      <text:p text:style-name="P1"><text:span text:style-name="T1">Höhe</text:span>: so viel wie nötig ist.</text:p>
      <text:p text:style-name="P1">Jede <text:span text:style-name="T1">Tile</text:span> ist genau <text:span text:style-name="T1">32 px breit und 32 px hoch</text:span>.</text:p>
      <text:p text:style-name="P1">Der Hintergrund ist <text:span text:style-name="T1">transparent</text:span>.</text:p>
      <text:p text:style-name="P1">Das Bild wird als <text:span text:style-name="T1">png</text:span> exportiert.</text:p>
      <text:p text:style-name="P1">Auf dem Endresultat darf <text:span text:style-name="T1">kein Grid</text:span> mehr sichtbar sein.</text:p>
      <text:p text:style-name="P1">Für jedes Tileset ist <text:span text:style-name="T1">das Bild in der oberen linken Ecke freizuhalten</text:span>.</text:p>
      <text:p text:style-name="P1"/>
      <text:p text:style-name="P1">Du darfst gerne Recycling betreiben und Formen wiederverwenden, das ist ganz deiner Arbeitsweise überlassen. Wichtig ist nur ein einheitlicher Stil, der eher zu schmutzigem Realismus als zu Comic (Zelda) tendiert.</text:p>
      <text:p text:style-name="P1"/>
      <text:p text:style-name="P1">Überprüfe, ob Bodentexturen und Mauern noch stimmig aussehen, wenn man große Flächen damit bedeckt. <text:s/></text:p>
      <text:p text:style-name="P1"/>
      <text:p text:style-name="P1">Nicht alle Zeilen müssen komplett ausgefüllt werden. Zur Visuellen Hilfe kann man nach einem Thema eine Zeile überspringen.</text:p>
      <text:p text:style-name="P1"/>
      <text:p text:style-name="P1"/>
      <text:p text:style-name="P14">Grüne Tiles sind fertig</text:p>
      <text:p text:style-name="P8">Rote Tiles werden haben absolute Priorität</text:p>
      <text:p text:style-name="P9">Orange Tiles sind wichtig und werden in naher Zukunft benötigt</text:p>
      <text:p text:style-name="P1">Schwarze Tiles sind derzeit noch unwichtig, können aber bei Lust und Laune bearbeitet werden wenn nichts anderes zu tun ist</text:p>
      <text:p text:style-name="P1"/>
      <text:p text:style-name="P1">Egal wie die Priorität ist, die Reihenfolge im Raster sollte wenn möglich eingehalten werden. (d.h den Platz für schwarze Tiles trotzdem freihalten)</text:p>
      <text:p text:style-name="P1"/>
      <text:p text:style-name="P1"/>
      <text:p text:style-name="P1">Tipps zur Vorgehensweise:</text:p>
      <text:list xml:id="list5190357167550794010" text:style-name="L1">
        <text:list-item>
          <text:p text:style-name="P21">nach der Dokumenterstellung eine Rasterebene erstellen</text:p>
        </text:list-item>
        <text:list-item>
          <text:p text:style-name="P21">alle Rasterfelder je nach Wichtigkeit mit einem bunten Punkt markieren</text:p>
        </text:list-item>
        <text:list-item>
          <text:p text:style-name="P21">Für die Materialien eine Farbpalette einrichten</text:p>
        </text:list-item>
        <text:list-item>
          <text:p text:style-name="P21">Grundform erstellen (z.B nackte Figur)</text:p>
        </text:list-item>
        <text:list-item>
          <text:p text:style-name="P21">Immer von Grundform ausgehend ausarbeiten</text:p>
        </text:list-item>
        <text:list-item>
          <text:p text:style-name="P21">Wann immer möglich spiegeln oder rotieren (auf Schattenwurf achten)</text:p>
        </text:list-item>
        <text:list-item>
          <text:p text:style-name="P21">Bei Zweifel immer Jerry fragen</text:p>
        </text:list-item>
        <text:list-item>
          <text:p text:style-name="P21">Bei neuen Themen erstmal Ideen sammeln für den Stil und im Zweifel ebenfalls mit Jerry absprechen</text:p>
        </text:list-item>
      </text:list>
      <text:p text:style-name="P15"/>
      <text:p text:style-name="P3">Quellen / Inspiration / Anstöße:</text:p>
      <text:p text:style-name="P1">Es gibt derzeit noch keine regionalen Beschränkungen, aber es tendiert durchaus zu Mitteleuropa, mit Einflüssen aus Skandinavien und dem Mittelmeerraum</text:p>
      <text:p text:style-name="P1"/>
      <text:p text:style-name="P1">Sehr köstlich und vielfältig:</text:p>
      <text:p text:style-name="Standard"><text:a xlink:type="simple" xlink:href="http://www.twcenter.net/forums/showthread.php?622010-Total-War-Age-of-Bronze-Bronze-Age-Modification/page21"><text:span text:style-name="T2">http://www.twcenter.net/forums/showthread.php?622010-Total-War-Age-of-Bronze-Bronze-Age-Modification/page21</text:span></text:a></text:p>
      <text:p text:style-name="P1"/>
      <text:p text:style-name="P1"/>
      <text:p text:style-name="Standard"><text:a xlink:type="simple" xlink:href="https://www.colourbox.de/vektor/franzosische-rustungen-und-waffen-wahrend-der-jungeren-bronzezeit-alter-jahrgang-gravur-vektor-4874173"><text:span text:style-name="T2">https://www.colourbox.de/vektor/franzosische-rustungen-und-waffen-wahrend-der-jungeren-bronzezeit-alter-jahrgang-gravur-vektor-4874173</text:span></text:a></text:p>
      <text:p text:style-name="P1"/>
      <text:p text:style-name="P1"/>
      <text:p text:style-name="P1">Lamellenrüstungen verschiedener Materialien werden später auch eingebaut (Bronze, Knochen, Holz, Rinde)</text:p>
      <text:p text:style-name="Standard"><text:a xlink:type="simple" xlink:href="http://siberiantimes.com/science/casestudy/features/warriors-3900-year-old-suit-of-bone-armour-unearthed-in-omsk/"><text:span text:style-name="T2">http://siberiantimes.com/science/casestudy/features/warriors-3900-year-old-suit-of-bone-armour-unearthed-in-omsk/</text:span></text:a></text:p>
      <text:p text:style-name="P1"/>
      <text:p text:style-name="Standard"><text:a xlink:type="simple" xlink:href="http://www.alauni.at/news/2012.01.03%20Buchau-Bronzezeit-Camp/"><text:span text:style-name="T2">http://www.alauni.at/news/2012.01.03%20Buchau-Bronzezeit-Camp/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ileset 1 – Menschen</text:p>
      <text:p text:style-name="P1"/>
      <text:p text:style-name="P1"/>
      <text:p text:style-name="P1"/>
      <text:p text:style-name="P6">Zivil</text:p>
      <text:p text:style-name="P1">0 Leer</text:p>
      <text:p text:style-name="P8">1 Mann (nackt)</text:p>
      <text:p text:style-name="P9">2 Mann (nackt &amp; verwundet)</text:p>
      <text:p text:style-name="P9">3 Mann (einfach bekleidet, Hemd &amp; Hose)</text:p>
      <text:p text:style-name="P1">4 Mann (einfach bekleidet Variation 2, Fell)</text:p>
      <text:p text:style-name="P1">5 Mann (einfach bekleidet Variation 3, Tunika)</text:p>
      <text:p text:style-name="P1">6 Mann (einfach bekleidet Variation 4, Hemd &amp; Hose &amp; Umhang)</text:p>
      <text:p text:style-name="P1">7 Mann (einfach bekleidet Variation 5, Tunika &amp; Umhang)</text:p>
      <text:p text:style-name="P1">8 Mann (einfach bekleidet Variation 6, Rock)</text:p>
      <text:p text:style-name="P1">9 Mann (Schamane)</text:p>
      <text:p text:style-name="P1">10 Mann (Edel, Hut &amp; Tunika &amp; Schmuck)</text:p>
      <text:p text:style-name="P1"/>
      <text:p text:style-name="P9">11 Frau (nackt + Brüste)</text:p>
      <text:p text:style-name="P9">12 Frau (nackt &amp; verwundet)</text:p>
      <text:p text:style-name="P9">13 Frau (einfach bekleidet, Hemd &amp; Hose)</text:p>
      <text:p text:style-name="P1">14 Frau (einfach bekleidet Variation 2, Fell)</text:p>
      <text:p text:style-name="P1">15 Frau (einfach bekleidet Variation 3, Tunika)</text:p>
      <text:p text:style-name="P1">16 Frau (einfach bekleidet Variation 4, Hemd &amp; Hose &amp; Umhang)</text:p>
      <text:p text:style-name="P1">17 Frau (einfach bekleidet Variation 5, Tunika &amp; Umhang)</text:p>
      <text:p text:style-name="P1">18 Frau (einfach bekleidet Variation 6, Rock)</text:p>
      <text:p text:style-name="P1">19 Frau (Schamane)</text:p>
      <text:p text:style-name="P1">20 Mann (Edel, Haube &amp; Rock &amp; Schmuck)</text:p>
      <text:p text:style-name="P1"/>
      <text:p text:style-name="P8">21 Spieler – Dummy (klar erkennbar + markiert / nur für Testzwecke)</text:p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Militär</text:p>
      <text:p text:style-name="P1"/>
      <text:p text:style-name="P1">(Ungerüstet ist immer mit Tunika)</text:p>
      <text:p text:style-name="P9">21 Frau(ungerüstet(Tunika) ohne Waffe, mit Schild)</text:p>
      <text:p text:style-name="P9">22 Frau (ungerüstet mit Schwert, ohne Schild)</text:p>
      <text:p text:style-name="P9">23 Frau (ungerüstet mit Schwert, mit Schild)</text:p>
      <text:p text:style-name="P1">24 Frau (ungerüstet mit Axt, ohne Schild)</text:p>
      <text:p text:style-name="P1">25 Frau (ungerüstet mit Axt, mit Schild)</text:p>
      <text:p text:style-name="P1">26Frau (ungerüstet mit Speer, ohne Schild)</text:p>
      <text:p text:style-name="P1">27 Frau (ungerüstet mit Speer, mit Schild)</text:p>
      <text:p text:style-name="P9">28 Frau (ungerüstet mit Bogen, ohne Schild)</text:p>
      <text:p text:style-name="P1">29 Frau (ungerüstet mit Hammer, ohne Schild)</text:p>
      <text:p text:style-name="P1">30 Frau (ungerüstet mit Hammer, mit Schild)</text:p>
      <text:p text:style-name="P1"/>
      <text:p text:style-name="P1"/>
      <text:p text:style-name="P9">31 Mann(ungerüstet(Tunika) ohne Waffe, mit Schild)</text:p>
      <text:p text:style-name="P9">32 Mann (ungerüstet mit Schwert, ohne Schild)</text:p>
      <text:p text:style-name="P9">33 Mann (ungerüstet mit Schwert, mit Schild)</text:p>
      <text:p text:style-name="P1">34 Mann (ungerüstet mit Axt, ohne Schild)</text:p>
      <text:p text:style-name="P1">35 Mann (ungerüstet mit Axt, mit Schild)</text:p>
      <text:p text:style-name="P1">36 Mann (ungerüstet mit Speer, ohne Schild)</text:p>
      <text:p text:style-name="P1">37 Mann (ungerüstet mit Speer, mit Schild)</text:p>
      <text:p text:style-name="P9">38 Mann (ungerüstet mit Bogen, ohne Schild)</text:p>
      <text:p text:style-name="P1">39 Mann (ungerüstet mit Hammer, ohne Schild)</text:p>
      <text:p text:style-name="P1">40 Mann (ungerüstet mit Hammer, mit Schild)</text:p>
      <text:p text:style-name="P1"/>
      <text:p text:style-name="P1">(bei Mann/Frau sollte das Geschlecht möglichst nicht erkennbar sein)</text:p>
      <text:p text:style-name="P1">41 Mann/ Frau (gerüstet(einfach.Brustplatte, darunter Tunika) ohne Waffe, mit Schild)</text:p>
      <text:p text:style-name="P9">42 Mann/ Frau (gerüstet mit Schwert, ohne Schild)</text:p>
      <text:p text:style-name="P9">43 Mann/ Frau (gerüstet mit Schwert, mit Schild)</text:p>
      <text:p text:style-name="P1">44 Mann/ Frau (gerüstet mit Axt, ohne Schild)</text:p>
      <text:p text:style-name="P1">45 Mann/ Frau (gerüstet mit Axt, mit Schild)</text:p>
      <text:p text:style-name="P1">46 Mann/ Frau (gerüstet mit Speer, ohne Schild)</text:p>
      <text:p text:style-name="P1">47 Mann/ Frau (gerüstet mit Speer, mit Schild)</text:p>
      <text:p text:style-name="P1">48 Mann/ Frau (gerüstet mit Bogen, ohne Schild)</text:p>
      <text:p text:style-name="P1">49 Mann/ Frau (gerüstet mit Hammer, ohne Schild)</text:p>
      <text:p text:style-name="P1">50 Mann/ Frau (gerüstet mit Hammer, mit Schild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ileset 2 – Tiere</text:p>
      <text:p text:style-name="P1"/>
      <text:p text:style-name="P1">(gerne auch kleine Tiere kleiner einzeichnen)</text:p>
      <text:p text:style-name="P1"/>
      <text:p text:style-name="P1">0 Leer</text:p>
      <text:p text:style-name="P1">1 <text:span text:style-name="T3">Hase</text:span></text:p>
      <text:p text:style-name="P1">2 Fuchs</text:p>
      <text:p text:style-name="P1">2 Reh</text:p>
      <text:p text:style-name="P1">3 Hirsch</text:p>
      <text:p text:style-name="P1">4 Bär</text:p>
      <text:p text:style-name="P1">5 <text:span text:style-name="T4">Vogel</text:span></text:p>
      <text:p text:style-name="P1">6 Ente</text:p>
      <text:p text:style-name="P1">7 Huhn</text:p>
      <text:p text:style-name="P1">8 <text:span text:style-name="T4">Fisch</text:span></text:p>
      <text:p text:style-name="P1">9 Hausschwein</text:p>
      <text:p text:style-name="P1">10 Wildschwein</text:p>
      <text:p text:style-name="P1">11 Schaf</text:p>
      <text:p text:style-name="P1">12 Kuh</text:p>
      <text:p text:style-name="P1">13 Hund</text:p>
      <text:p text:style-name="P1">14 Wolf</text:p>
      <text:p text:style-name="P1">15 Katze</text:p>
      <text:p text:style-name="P1">16 Maus</text:p>
      <text:p text:style-name="P1">17 Esel</text:p>
      <text:p text:style-name="P1">18 Pferd</text:p>
      <text:p text:style-name="P1">19 Rentier</text:p>
      <text:p text:style-name="P1">20 Zie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Tileset 3 – Waffen &amp; Werkzeug</text:p>
      <text:p text:style-name="P1"/>
      <text:p text:style-name="P1">0 Leer</text:p>
      <text:p text:style-name="P1"/>
      <text:p text:style-name="P1">1 Messer (Stein, primitiv)</text:p>
      <text:p text:style-name="P8">2 Messer (Bronze, Küchenmesser)</text:p>
      <text:p text:style-name="P1">3 Dolch (Bronze, einfach)</text:p>
      <text:p text:style-name="P1">4 Zeremoniendolch(Bronze, verziert)</text:p>
      <text:p text:style-name="P8">5 Schwert (Bronze, einfach)</text:p>
      <text:p text:style-name="P1">6 Schwert (Bronze, schmuck)</text:p>
      <text:p text:style-name="P1">7 Schwert (Holz)</text:p>
      <text:p text:style-name="P1">8 Axt (Holz&amp; Stein, primitiv)</text:p>
      <text:p text:style-name="P8">9 Axt (Holz &amp; Bronze, einfach)</text:p>
      <text:p text:style-name="P1">10 Axt (Holz &amp; Bronze, Schmuck)</text:p>
      <text:p text:style-name="P10">11 Speer (Holz)</text:p>
      <text:p text:style-name="P1">12 Speer (Holz mit Bronzespitze)</text:p>
      <text:p text:style-name="P10">13 Hammer (Holz)</text:p>
      <text:p text:style-name="P1">14 Hammer (Holz + Stein)</text:p>
      <text:p text:style-name="P1">15 Hammer (Holz + Bronze)</text:p>
      <text:p text:style-name="P8">16 Bogen (Holz)</text:p>
      <text:p text:style-name="P1">17 Schild (klein, Holz)</text:p>
      <text:p text:style-name="P10">18 Schild (groß, Holz)</text:p>
      <text:p text:style-name="P1">19 Schild (klein, Bronze)</text:p>
      <text:p text:style-name="P1">20 Schild (groß, Bronze)</text:p>
      <text:p text:style-name="P1">21 Schild (klein, Leder)</text:p>
      <text:p text:style-name="P1">22 Schild (groß, Leder)</text:p>
      <text:p text:style-name="P1">23 Schild (klein, Holz, gefärbt)</text:p>
      <text:p text:style-name="P1">24 Schild (groß, Holz, gefärbt)</text:p>
      <text:p text:style-name="P1">25 Schild (klein, Bronze, verziert)</text:p>
      <text:p text:style-name="P1">26 Schild (groß, Bronze, verziert)</text:p>
      <text:p text:style-name="P1">27 Schild (klein, Leder, gefärbt)</text:p>
      <text:p text:style-name="P1">28 Schild (groß, Leder, gefärbt)</text:p>
      <text:p text:style-name="P1">29 Pfeilspitze/Speerspitze(Bronze)</text:p>
      <text:p text:style-name="P1">30 Spaten(Holz)</text:p>
      <text:p text:style-name="P1">31 Spaten(Bronze)</text:p>
      <text:p text:style-name="P1">32 Pflug(Holz)</text:p>
      <text:p text:style-name="P1">33 Sichel(Bronze)</text:p>
      <text:p text:style-name="P1">34 Pickaxt(Bronze)</text:p>
      <text:p text:style-name="P1">35 Meissel(Bronze)</text:p>
      <text:p text:style-name="P16">Tileset 4 – Pfeile</text:p>
      <text:p text:style-name="P1">Für jede Flugrichtung muss ein eigener Pfeil her</text:p>
      <text:p text:style-name="P1"/>
      <text:p text:style-name="P1">0 Leer</text:p>
      <text:p text:style-name="P1"/>
      <text:p text:style-name="P5">(folgende nicht in einer Flugbahn, sondern auf dem Boden liegend, halb eingesunken, Richtung beliebig)</text:p>
      <text:p text:style-name="P11">1 Pfeil (Holz &amp; Metallspitze, komplett, einzel)</text:p>
      <text:p text:style-name="P1">2 Pfeil (Holz &amp; Metallspitze, gebrochen, einzel)</text:p>
      <text:p text:style-name="P8">3 Pfeil (nur Holz, komplett, einzel)</text:p>
      <text:p text:style-name="P1">4 Pfeil (nur Holz, gebrochen, einzel)</text:p>
      <text:p text:style-name="P1">5 Pfeil (Holz &amp; Metallspitze, komplett, mehrere)</text:p>
      <text:p text:style-name="P1">6 Pfeil (Holz &amp; Metallspitze, gebrochen, mehrere)</text:p>
      <text:p text:style-name="P1">7 Pfeil (nur Holz, komplett, mehrere)</text:p>
      <text:p text:style-name="P1">8 Pfeil (nur Holz, gebrochen, mehrere)</text:p>
      <text:p text:style-name="P1"/>
      <text:p text:style-name="P5">(die nächsten nicht eingesunken sondern einfach rumliegend, im Rohzustand)</text:p>
      <text:p text:style-name="P1">9 Pfeilschaft (Holz, ohne Spitze, mit Befiederung, einzel)</text:p>
      <text:p text:style-name="P1">10 Pfeilschaft (Holz, ohne Spitze, ohne Befiederung, einzel)</text:p>
      <text:p text:style-name="P1">11 Pfeilschaft (Holz, ohne Spitze, mit Befiederung, mehrere)</text:p>
      <text:p text:style-name="P1">12 Pfeilschaft (Holz, ohne Spitze, ohne Befiederung, mehrer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(Fliegende Pfeile)</text:p>
      <text:p text:style-name="P1"/>
      <text:p text:style-name="P5">(Oben)</text:p>
      <text:p text:style-name="P8">13 Pfeil (nur Holz, komplett)</text:p>
      <text:p text:style-name="P1">14 Pfeil (Holz &amp; Metallspitze, komplett)</text:p>
      <text:p text:style-name="P1"/>
      <text:p text:style-name="P5">(Unten)</text:p>
      <text:p text:style-name="P8">15 Pfeil (nur Holz, komplett)</text:p>
      <text:p text:style-name="P1">16 Pfeil (Holz &amp; Metallspitze, komplett)</text:p>
      <text:p text:style-name="P1"/>
      <text:p text:style-name="P5">(Links)</text:p>
      <text:p text:style-name="P8">17 Pfeil (nur Holz, komplett)</text:p>
      <text:p text:style-name="P1">18 Pfeil (Holz &amp; Metallspitze, komplett)</text:p>
      <text:p text:style-name="P1"/>
      <text:p text:style-name="P5">(Rechts)</text:p>
      <text:p text:style-name="P8">19 Pfeil (nur Holz, komplett)</text:p>
      <text:p text:style-name="P1">20 Pfeil (Holz &amp; Metallspitze, komplett)</text:p>
      <text:p text:style-name="P1"/>
      <text:p text:style-name="P5">(Links Oben)</text:p>
      <text:p text:style-name="P8">21 Pfeil (nur Holz, komplett)</text:p>
      <text:p text:style-name="P1">22 Pfeil (Holz &amp; Metallspitze, komplett)</text:p>
      <text:p text:style-name="P1"/>
      <text:p text:style-name="P5">(Rechts Oben)</text:p>
      <text:p text:style-name="P8">23 Pfeil (nur Holz, komplett)</text:p>
      <text:p text:style-name="P1">24 Pfeil (Holz &amp; Metallspitze, komplett)</text:p>
      <text:p text:style-name="P1"/>
      <text:p text:style-name="P5">(Rechts Unten)</text:p>
      <text:p text:style-name="P8">25 Pfeil (nur Holz, komplett)</text:p>
      <text:p text:style-name="P1">26 Pfeil (Holz &amp; Metallspitze, komplett)</text:p>
      <text:p text:style-name="P1"/>
      <text:p text:style-name="P5">(Links Unten)</text:p>
      <text:p text:style-name="P8">27 Pfeil (nur Holz, komplett)</text:p>
      <text:p text:style-name="P1">28 Pfeil (Holz &amp; Metallspitze, komplett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ileset 5 – Möbel</text:p>
      <text:p text:style-name="P1">(Achtung hier gibt es mehrteilige Stücke)</text:p>
      <text:p text:style-name="P1"/>
      <text:p text:style-name="P1">0 Leer</text:p>
      <text:p text:style-name="P1"/>
      <text:p text:style-name="P5">(folgende aus Holz (am Besten mittelhell, da es sowohl helle als auch dunkle Hölzer geben wird))</text:p>
      <text:p text:style-name="P1"/>
      <text:p text:style-name="P10">1 Hocker (rund)</text:p>
      <text:p text:style-name="P1">2 Sitzbank(Ende links)</text:p>
      <text:p text:style-name="P1">3 Sitzbank(Ende rechts)</text:p>
      <text:p text:style-name="P1">4 Sitzbank(Ende oben)</text:p>
      <text:p text:style-name="P1">5 Sitzbank(Ende unten)</text:p>
      <text:p text:style-name="P1">6 Sitzbank(Mittelstück horizontal)</text:p>
      <text:p text:style-name="P1">7 Sitzbank(Mittelstück vertikal)</text:p>
      <text:p text:style-name="P10">8 Tisch (eine Zelle, eckig)</text:p>
      <text:p text:style-name="P1">9 lang.Tisch(Ende links)</text:p>
      <text:p text:style-name="P1">10 lang.Tisch(Ende rechts)</text:p>
      <text:p text:style-name="P1">11 lang.Tisch(Ende oben)</text:p>
      <text:p text:style-name="P1">12 lang.Tisch(Ende unten)</text:p>
      <text:p text:style-name="P1">13 lang.Tisch(Mittelstück horizontal)</text:p>
      <text:p text:style-name="P1">14 lang.Tisch(Mittelstück vertikal)</text:p>
      <text:p text:style-name="P1">15 gr.Tisch(Ecke oben links)</text:p>
      <text:p text:style-name="P1">16 gr.Tisch(Ecke oben rechts)</text:p>
      <text:p text:style-name="P1">17 gr.Tisch(Ecke unten links)</text:p>
      <text:p text:style-name="P1">18 gr.Tisch(Ecke unten rechts)</text:p>
      <text:p text:style-name="P1">19 gr.Tisch(Mittelfläche)</text:p>
      <text:p text:style-name="P1">20 gr.Tisch(Kante links)</text:p>
      <text:p text:style-name="P1">21 gr.Tisch(Kante rechts)</text:p>
      <text:p text:style-name="P1">22 gr.Tisch(Kante oben)</text:p>
      <text:p text:style-name="P1">23 gr.Tisch(Kante unten)</text:p>
      <text:p text:style-name="P10">24 Bett(Gestell + Schlafsack, ausr. oben)</text:p>
      <text:p text:style-name="P10">25 Bett(Gestell + Schlafsack, ausr.links)</text:p>
      <text:p text:style-name="P10">26 Bett(Gestell + Schlafsack, ausr.rechts)</text:p>
      <text:p text:style-name="P10">27 Bett(Gestell + Schlafsack, ausr.unten)</text:p>
      <text:p text:style-name="P10">28 Tür (Horizontal)</text:p>
      <text:p text:style-name="P10">29 Tür (Vertikal)</text:p>
      <text:p text:style-name="P1">30 Holzblock (kurzer Stamm, vertikal aufgerichtet, als Arbeitsfläche)</text:p>
      <text:p text:style-name="P1">31 Altar(ohne Blut)</text:p>
      <text:p text:style-name="P1">32 Altar(mit Blut)</text:p>
      <text:p text:style-name="P1">33 Lagerfeuergestell</text:p>
      <text:p text:style-name="P1">34 (Verkehrs-)Schild (vertikal)</text:p>
      <text:p text:style-name="P1">35 (Verkehrs-)Schild (horizontal)</text:p>
      <text:p text:style-name="P1">36 (Verkehrs-)Schild (vertikal + Stange)</text:p>
      <text:p text:style-name="P1">37 (Verkehrs-)Schild (horizontal + Stange)</text:p>
      <text:p text:style-name="P1"/>
      <text:p text:style-name="P1"/>
      <text:p text:style-name="P1"/>
      <text:p text:style-name="P1"/>
      <text:p text:style-name="P5"><text:soft-page-break/>(folgende aus Pflanzen geflochten)</text:p>
      <text:p text:style-name="P1">38 kl.Korb</text:p>
      <text:p text:style-name="P8">39 gr.Korb</text:p>
      <text:p text:style-name="P1">40 Hocker (Sitzfläche gewoben, Rest ist Holz, rund)</text:p>
      <text:p text:style-name="P1"/>
      <text:p text:style-name="P1"/>
      <text:p text:style-name="P5">(folgende aus Ton/ Erde)</text:p>
      <text:p text:style-name="P1">41 kl. Vase/Gefäß</text:p>
      <text:p text:style-name="P1">42 gr. Vase/Gefäß</text:p>
      <text:p text:style-name="P1">43 Topf</text:p>
      <text:p text:style-name="P8">44 Esse (primitiv, so wie die in Life is Feudal)</text:p>
      <text:p text:style-name="P1"/>
      <text:p text:style-name="P5">(folgende aus Bronze / Metall)</text:p>
      <text:p text:style-name="P1">45 Topf</text:p>
      <text:p text:style-name="P1">46 Amboss</text:p>
      <text:p text:style-name="P1">47 Feuerschale</text:p>
      <text:p text:style-name="P1">48 Kunstwerk/Platte m. Gravur / Emblem</text:p>
      <text:p text:style-name="P1"/>
      <text:p text:style-name="P5">(folgende aus Stein)</text:p>
      <text:p text:style-name="P1">49 kl. Monolith</text:p>
      <text:p text:style-name="P1">50 mittlerer Monolith</text:p>
      <text:p text:style-name="P1">51 mittlerer Monolith(graviert)</text:p>
      <text:p text:style-name="P1">52 gr.Monolith(Spitze)</text:p>
      <text:p text:style-name="P1">53 gr.Monolith(Basis)</text:p>
      <text:p text:style-name="P1">54 gr.Monolith(Spitze, graviert)</text:p>
      <text:p text:style-name="P1">55 gr.Monolith(Basis, graviert)</text:p>
      <text:p text:style-name="P1">56 kl. Monolith (+ Moos)</text:p>
      <text:p text:style-name="P1">57 mittlerer Monolith (+ Moos)</text:p>
      <text:p text:style-name="P1">58 mittlerer Monolith(graviert)(+ Moos)</text:p>
      <text:p text:style-name="P1">59 gr.Monolith(Spitze) (+ Moos, Ranken)</text:p>
      <text:p text:style-name="P1">60 gr.Monolith(Basis) (+Moos, Ranken)</text:p>
      <text:p text:style-name="P1">61 gr.Monolith(Spitze, graviert) (+Moos, Ranken)</text:p>
      <text:p text:style-name="P1">62 gr.Monolith(Basis, graviert) (+Moos, Ranken)</text:p>
      <text:p text:style-name="P1">63 Altar(ohne Blut)</text:p>
      <text:p text:style-name="P1">64 Altar(mit Blut)</text:p>
      <text:p text:style-name="P8">65 Lagerfeuer (aus, kalt)</text:p>
      <text:p text:style-name="P1">66 Lagerfeuer (aus, mit Holz, kalt)</text:p>
      <text:p text:style-name="P1">67 Lagerfeuer (aus, Glut)</text:p>
      <text:p text:style-name="P8">68 Lagerfeuer (an, Feueranimation 1)</text:p>
      <text:p text:style-name="P1">69 Lagerfeuer (an, Feueranimation 2)</text:p>
      <text:p text:style-name="P1">70 Lagerfeuer (an, Feueranimation 3)</text:p>
      <text:p text:style-name="P1">71 Gehauener Steinblock (Quader)</text:p>
      <text:p text:style-name="P1">72 Gehauener Steinblock (+Moosbewachsen)</text:p>
      <text:p text:style-name="P1">73 Mühlstein</text:p>
      <text:p text:style-name="P1">74 Handmühle</text:p>
      <text:p text:style-name="P1"/>
      <text:p text:style-name="P1"/>
      <text:p text:style-name="P1"/>
      <text:p text:style-name="P1"/>
      <text:p text:style-name="P5"><text:soft-page-break/>Sonstiges(was vergessen wurde)</text:p>
      <text:p text:style-name="P1"/>
      <text:p text:style-name="P1">75 Vase/Gefäß (Bronze)</text:p>
      <text:p text:style-name="P1">76 Brücke (Holz)</text:p>
      <text:p text:style-name="P1">77 Brücke (Holz) Vertikal</text:p>
      <text:p text:style-name="P1">78 Gerbgestell (Holz, leer)</text:p>
      <text:p text:style-name="P1">79 Gerbgestell (Holz, mit Haut bespannt)</text:p>
      <text:p text:style-name="P17">Tileset 6 – Kleidung &amp; Rüstung</text:p>
      <text:p text:style-name="P1">(rumliegende Waren, nicht angezogen)</text:p>
      <text:p text:style-name="P1"/>
      <text:p text:style-name="P1">0 Leer</text:p>
      <text:p text:style-name="P1"/>
      <text:p text:style-name="P5">(Stoff = Wolle, Nessel, Flax)</text:p>
      <text:p text:style-name="P10">1 Einfache Mütze</text:p>
      <text:p text:style-name="P1">2 Hohe Mütze (ohne Schmuck)</text:p>
      <text:p text:style-name="P1">3 Hohe Mütze (mit Schmuck, verziert)</text:p>
      <text:p text:style-name="P1">4 Hut m. Krempe</text:p>
      <text:p text:style-name="P1">5 kurze Haube</text:p>
      <text:p text:style-name="P1">6 Kapuze (wie Gugel, bedeckt Schulter)</text:p>
      <text:p text:style-name="P1">7Kapuze (mit Schmuck)</text:p>
      <text:p text:style-name="P1"><text:s/></text:p>
      <text:p text:style-name="P1">8 Umhang (kurz)</text:p>
      <text:p text:style-name="P10">9 Umhang (lang)</text:p>
      <text:p text:style-name="P1">10 Umhang (kurz &amp; verziert)</text:p>
      <text:p text:style-name="P1">11 Umhang (lang &amp; verziert)</text:p>
      <text:p text:style-name="P1"/>
      <text:p text:style-name="P10">12 Tunika(simpel, kurze Arme)</text:p>
      <text:p text:style-name="P1">13 Tunika(fein, kurze Arme)</text:p>
      <text:p text:style-name="P1">14 Tunika(kostbar, kurze Arme)</text:p>
      <text:p text:style-name="P1">15 Tunika(simpel, lange Arme)</text:p>
      <text:p text:style-name="P1">16 Tunika(fein, lange Arme)</text:p>
      <text:p text:style-name="P1">17 Tunika(kostbar, lange Arme)</text:p>
      <text:p text:style-name="P1"/>
      <text:p text:style-name="P1">18 Hemd(einfach, kurze Arme)</text:p>
      <text:p text:style-name="P10">19 Hemd(einfach, lange Arme)</text:p>
      <text:p text:style-name="P1"/>
      <text:p text:style-name="P10">20 Hose(einfach, lang)</text:p>
      <text:p text:style-name="P1">21 Unterhose(ca. wie Bruche)</text:p>
      <text:p text:style-name="P1">22 Beinwickel(Unterbein)</text:p>
      <text:p text:style-name="P1"/>
      <text:p text:style-name="P10">23 Handschuhe (einzel)</text:p>
      <text:p text:style-name="P1"/>
      <text:p text:style-name="P1">24 Schu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(Leder)</text:p>
      <text:p text:style-name="P10">25 Einfache Mütze</text:p>
      <text:p text:style-name="P1">26 kurze Haube</text:p>
      <text:p text:style-name="P1">27 Kapuze (wie Gugel, bedeckt Schulter)</text:p>
      <text:p text:style-name="P1">28 Kapuze (mit Schmuck)</text:p>
      <text:p text:style-name="P1"/>
      <text:p text:style-name="P1">29 Umhang (kurz)</text:p>
      <text:p text:style-name="P1">30 Umhang (lang)</text:p>
      <text:p text:style-name="P1">31 Umhang (kurz &amp; verziert)</text:p>
      <text:p text:style-name="P1">32 Umhang (lang &amp; verziert)</text:p>
      <text:p text:style-name="P1"/>
      <text:p text:style-name="P1">33 Tunika(simpel, kurze Arme)</text:p>
      <text:p text:style-name="P1">34 Tunika(fein, kurze Arme)</text:p>
      <text:p text:style-name="P1">35 Tunika(kostbar, kurze Arme)</text:p>
      <text:p text:style-name="P1">36 Tunika(simpel, lange Arme)</text:p>
      <text:p text:style-name="P1">37 Tunika(fein, lange Arme)</text:p>
      <text:p text:style-name="P1">38 Tunika(kostbar, lange Arme)</text:p>
      <text:p text:style-name="P1"/>
      <text:p text:style-name="P1">39 Hemd(einfach, kurze Arme)</text:p>
      <text:p text:style-name="P1">40 Hemd(einfach, lange Arme)</text:p>
      <text:p text:style-name="P1"/>
      <text:p text:style-name="P1">41 Hose(einfach, lang)</text:p>
      <text:p text:style-name="P1"/>
      <text:p text:style-name="P1">42 Handschuhe (einzel)</text:p>
      <text:p text:style-name="P1"/>
      <text:p text:style-name="P8">43 Schuh</text:p>
      <text:p text:style-name="P1">44 Stiefel</text:p>
      <text:p text:style-name="P1"/>
      <text:p text:style-name="P1">45 Dickes Lederhemd/ Brustschutz (als magerer Rüstersatz)</text:p>
      <text:p text:style-name="P1">46 Lederrüstung(Lamellen, kurz bis Bauch, Stil Brigantine)</text:p>
      <text:p text:style-name="P1">47 Lederrüstung(Lamellen, lang bis Knie, Stil Brigantine)</text:p>
      <text:p text:style-name="P1">48 Dicker Armschutz (Unterarm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(Fell )</text:p>
      <text:p text:style-name="P10">49 Einfache Mütze</text:p>
      <text:p text:style-name="P1">50 Kapuze (wie Gugel, bedeckt Schulter)</text:p>
      <text:p text:style-name="P1">51 Kapuze (mit Schmuck)</text:p>
      <text:p text:style-name="P1"/>
      <text:p text:style-name="P1">52 Umhang (kurz)</text:p>
      <text:p text:style-name="P1">53 Umhang (lang)</text:p>
      <text:p text:style-name="P1">54 Umhang (kurz &amp; verziert)</text:p>
      <text:p text:style-name="P1">55 Umhang (lang &amp; verziert)</text:p>
      <text:p text:style-name="P1"/>
      <text:p text:style-name="P1">56 Mantel (großer Umhang)</text:p>
      <text:p text:style-name="P1"/>
      <text:p text:style-name="P1">57 Hemd(einfach, kurze Arme)</text:p>
      <text:p text:style-name="P1">58 Hemd(einfach, lange Arme)</text:p>
      <text:p text:style-name="P1"/>
      <text:p text:style-name="P1">59 Hose(einfach, lang)</text:p>
      <text:p text:style-name="P1"/>
      <text:p text:style-name="P1">60 Handschuh (einzel)</text:p>
      <text:p text:style-name="P1"/>
      <text:p text:style-name="P1">61 Schuh(kurz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(Metall / Bronze)</text:p>
      <text:p text:style-name="P8">62 Helm</text:p>
      <text:p text:style-name="P1">63 Spitzhelm</text:p>
      <text:p text:style-name="P1">64 Hirnhaube</text:p>
      <text:p text:style-name="P1">65 Helm mit Kamm (verziert)</text:p>
      <text:p text:style-name="P1">66 Maske(ohne Helm)</text:p>
      <text:p text:style-name="P1">67 Helm mit Maske</text:p>
      <text:p text:style-name="P1">68 Helm(Lamellen)</text:p>
      <text:p text:style-name="P1"/>
      <text:p text:style-name="P8">69 Schulterschutz(voll)</text:p>
      <text:p text:style-name="P8">70 Brustplatte(voll)</text:p>
      <text:p text:style-name="P1">71 Rückenplatte(voll)</text:p>
      <text:p text:style-name="P1">72 Schulterschutz(Lamellen)</text:p>
      <text:p text:style-name="P1">73 Brust+Bauch(Lamellen)</text:p>
      <text:p text:style-name="P8">74 Unterleibschutz/Rock(Lamellen)</text:p>
      <text:p text:style-name="P1">75 Bauchplatte(Bronzescheibe mit Gürtel)</text:p>
      <text:p text:style-name="P1">76 Brustscheibe(mit Ornament, mit gekreuztem <text:s/>Gürtel)</text:p>
      <text:p text:style-name="P1"/>
      <text:p text:style-name="P8">77 Unterarmschiene(einfach)</text:p>
      <text:p text:style-name="P1">78 Unterarmschiene(verziert)</text:p>
      <text:p text:style-name="P1"/>
      <text:p text:style-name="P8">79 Beinschiene(einfach)</text:p>
      <text:p text:style-name="P1">80 Beinschiene(verziert)</text:p>
      <text:p text:style-name="P1"/>
      <text:p text:style-name="P1"/>
      <text:p text:style-name="P5">(Knochen)</text:p>
      <text:p text:style-name="P1"/>
      <text:p text:style-name="P1">81 Schädelhelm</text:p>
      <text:p text:style-name="P1">82 Schädelmaske</text:p>
      <text:p text:style-name="P1">83 Schulterschutz(Knochen/Lamellen)</text:p>
      <text:p text:style-name="P1">84 Brustschutz(Knochen/Lamellen)</text:p>
      <text:p text:style-name="P1">85 Rücken-und Brustschutz (Knochen/Lamellen, Stil Brigantine)</text:p>
      <text:p text:style-name="P1">86 Armschutz(Knochen/Lamellen)</text:p>
      <text:p text:style-name="P1"/>
      <text:p text:style-name="P1"/>
      <text:p text:style-name="P5">(Holz)</text:p>
      <text:p text:style-name="P1"/>
      <text:p text:style-name="P1">87 Holzmaske</text:p>
      <text:p text:style-name="P1">88 Brustschutz(Lamellen)</text:p>
      <text:p text:style-name="P1">89 Bauchschutz(Lamellen)</text:p>
      <text:p text:style-name="P1">90 Armschutz(Lamellen)</text:p>
      <text:p text:style-name="P1">91 Holzschuhe</text:p>
      <text:p text:style-name="P1"/>
      <text:p text:style-name="P5">(Sonstiges)</text:p>
      <text:p text:style-name="P1"/>
      <text:p text:style-name="P1">92 Stirnreif (einfach)</text:p>
      <text:p text:style-name="P1">93 Stirnreif (verziert)</text:p>
      <text:p text:style-name="P1">94 Rucksack (Stoff)</text:p>
      <text:p text:style-name="P1"/>
      <text:p text:style-name="P3"><text:soft-page-break/>Tileset 7 – Naturobjekte</text:p>
      <text:p text:style-name="P1">0 Leer</text:p>
      <text:p text:style-name="P1"/>
      <text:p text:style-name="P8">1 Ast (Laubbaum)</text:p>
      <text:p text:style-name="P8">2 Zweig (Nadelbaum)</text:p>
      <text:p text:style-name="P8">3 Baumstamm liegend (hell)</text:p>
      <text:p text:style-name="P10">4 Baumstamm liegend (dunkel)</text:p>
      <text:p text:style-name="P1">5 Baumstamm liegend (geschält)</text:p>
      <text:p text:style-name="P1">6 Rinde (gerollt)</text:p>
      <text:p text:style-name="P8">7 Grasbüschel (var. 1)</text:p>
      <text:p text:style-name="P1">8 Grasbüschel (var. 2)</text:p>
      <text:p text:style-name="P8">9 Leichtes Gestrüpp (var. 1)</text:p>
      <text:p text:style-name="P1">10 Leichtes Gestrüpp (var. 2)</text:p>
      <text:p text:style-name="P1">11 Dickes Gestrüpp (var. 1)</text:p>
      <text:p text:style-name="P1">12 Dickes Gestrüpp (var. 2)</text:p>
      <text:p text:style-name="P8">13 kl.Stein (für Steinschlinge)</text:p>
      <text:p text:style-name="P8">14 mittlerer Stein</text:p>
      <text:p text:style-name="P8">15 Fels (ganze Tile)</text:p>
      <text:p text:style-name="P1"/>
      <text:p text:style-name="P1">16 Blätterhaufen</text:p>
      <text:p text:style-name="P1">17 Knochenhaufen(Schenkelknochen etc)</text:p>
      <text:p text:style-name="P1">18 Gerippe(mittelgroßes Tier)</text:p>
      <text:p text:style-name="P1"/>
      <text:p text:style-name="P1">19 Köttel(Kacke...)</text:p>
      <text:p text:style-name="P1">20 Fladen(Kacke)</text:p>
      <text:p text:style-name="P1">21 Wurst(Kacke)</text:p>
      <text:p text:style-name="P1"/>
      <text:p text:style-name="P1">22 Blutspritzer (klein)</text:p>
      <text:p text:style-name="P10">23 Blutspritzer (mittel)</text:p>
      <text:p text:style-name="P1">24 Blutspritzer (groß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Tileset 8 – Bäume</text:p>
      <text:p text:style-name="P1"/>
      <text:p text:style-name="P8">1 Kiefer(basis)</text:p>
      <text:p text:style-name="P1">2 Eibe(basis)</text:p>
      <text:p text:style-name="P1">3 Lärche(basis)</text:p>
      <text:p text:style-name="P1">4 Eiche (basis)</text:p>
      <text:p text:style-name="P1">5 Ahorn(basis)</text:p>
      <text:p text:style-name="P8">6 Apfelbaum(basis)</text:p>
      <text:p text:style-name="P1">7 Birke(basis)</text:p>
      <text:p text:style-name="P1">8 Buche(basis)</text:p>
      <text:p text:style-name="P1"/>
      <text:p text:style-name="P8">9 Kiefer(spitze)</text:p>
      <text:p text:style-name="P1">10 Eibe(spitze)</text:p>
      <text:p text:style-name="P1">11 Lärche(spitze)</text:p>
      <text:p text:style-name="P1">12 Eiche (spitze)</text:p>
      <text:p text:style-name="P1">13 Ahorn(spitze)</text:p>
      <text:p text:style-name="P8">14 Apfelbaum(spitze)</text:p>
      <text:p text:style-name="P1">15 Birke(spitze)</text:p>
      <text:p text:style-name="P1">16 Buche(spitze)</text:p>
      <text:p text:style-name="P16">Tileset 9 – Kräuter &amp; Pflanzen</text:p>
      <text:p text:style-name="P1"/>
      <text:p text:style-name="P8">1 Abgeschnittene Stängel</text:p>
      <text:p text:style-name="P1">2 Leergepflückter Strauch</text:p>
      <text:p text:style-name="P1"/>
      <text:p text:style-name="P8">3 Brennessel</text:p>
      <text:p text:style-name="P1">4 Johanniskraut</text:p>
      <text:p text:style-name="P1">5 Bärlauch</text:p>
      <text:p text:style-name="P1">6 Mutterkraut</text:p>
      <text:p text:style-name="P1">7 Schafgarbe</text:p>
      <text:p text:style-name="P1">8 Königskerze</text:p>
      <text:p text:style-name="P1">9 Weidenröschen</text:p>
      <text:p text:style-name="P1">10 Eibisch</text:p>
      <text:p text:style-name="P1">11 Farn</text:p>
      <text:p text:style-name="P1">12 Engelstrompete</text:p>
      <text:p text:style-name="P1">13 Blauer Eisenhut</text:p>
      <text:p text:style-name="P1">14 Spitzwegerich</text:p>
      <text:p text:style-name="P1">15 Salbei</text:p>
      <text:p text:style-name="P1">16 Holunder</text:p>
      <text:p text:style-name="P1"/>
      <text:p text:style-name="P1">17 Heidelbeere</text:p>
      <text:p text:style-name="P10">18 Brombeere</text:p>
      <text:p text:style-name="P8">19 Erdbeere</text:p>
      <text:p text:style-name="P1">20 Tollkirsche</text:p>
      <text:p text:style-name="P1"/>
      <text:p text:style-name="P10">21 Fliegenpilz</text:p>
      <text:p text:style-name="P1">22 Morchel</text:p>
      <text:p text:style-name="P1">23 Steinpilz</text:p>
      <text:p text:style-name="P1">24 Champignon</text:p>
      <text:p text:style-name="P1">25 Perlpilz</text:p>
      <text:p text:style-name="P1"/>
      <text:p text:style-name="P1">26 Flachs</text:p>
      <text:p text:style-name="P1"/>
      <text:p text:style-name="P1">27 Weizen</text:p>
      <text:p text:style-name="P1">28 Gerste</text:p>
      <text:p text:style-name="P1">29 Erbsenstängel</text:p>
      <text:p text:style-name="P1"/>
      <text:p text:style-name="P1"/>
      <text:p text:style-name="P1"/>
      <text:p text:style-name="P16">Tileset 10 – Landschaftstexturen</text:p>
      <text:p text:style-name="P1">(Bei Übergängen wird nicht in der Mitte geteilt, sondern so dass immer noch ein Material dominiert, im Idealfall das tieferliegende (z.B nackte Erde))</text:p>
      <text:p text:style-name="P1"/>
      <text:p text:style-name="P1">0 Leer</text:p>
      <text:p text:style-name="P1"/>
      <text:p text:style-name="P1">(Grasboden, 2 Varianten) </text:p>
      <text:p text:style-name="P1"/>
      <text:p text:style-name="P8">1 Grasboden (fruchtig)</text:p>
      <text:p text:style-name="P8">2 Grasboden (trocken)</text:p>
      <text:p text:style-name="P10">3 Grasboden (fruchtig, trocken umrandet)</text:p>
      <text:p text:style-name="P10">4 Grasboden (trocken, fruchtig umrandet)</text:p>
      <text:p text:style-name="P10">5 Übergang (Gras trocken zu Gras fruchtig) Horizontal</text:p>
      <text:p text:style-name="P10">6 Übergang (Gras trocken zu Gras fruchtig) Horizontal gespiegelt</text:p>
      <text:p text:style-name="P10">7 Übergang (Gras trocken zu Gras fruchtig) Vertikal</text:p>
      <text:p text:style-name="P10">8 Übergang (Gras trocken zu Gras fruchtig) Vertikal gespiegelt</text:p>
      <text:p text:style-name="P10">9 Übergang (Gras trocken zu Gras fruchtig) Ecke reinstehend, oben links</text:p>
      <text:p text:style-name="P10">10 Übergang (Gras trocken zu Gras fruchtig) Ecke reinstehend, oben rechts</text:p>
      <text:p text:style-name="P10">11Übergang (Gras trocken zu Gras fruchtig) Ecke reinstehend, unten links</text:p>
      <text:p text:style-name="P10">12 Übergang (Gras trocken zu Gras fruchtig) Ecke reinstehend, unten rechts</text:p>
      <text:p text:style-name="P10">13 Übergang (Gras trocken zu Gras fruchtig) Ecke rausstehend, oben links</text:p>
      <text:p text:style-name="P10">14 Übergang (Gras trocken zu Gras fruchtig) Ecke rausstehend, oben rechts</text:p>
      <text:p text:style-name="P10">15 Übergang (Gras trocken zu Gras fruchtig) Ecke rausstehend, unten links</text:p>
      <text:p text:style-name="P10">16 Übergang (Gras trocken zu Gras fruchtig) Ecke rausstehend, unten rechts</text:p>
      <text:p text:style-name="P1"/>
      <text:p text:style-name="P1"/>
      <text:p text:style-name="P8">17 Nackte Erde (relativ trocken, f. Wege &amp; Dorfflächen)</text:p>
      <text:p text:style-name="P10">18 Nackte Erde (mit frucht. Gras umrandet)</text:p>
      <text:p text:style-name="P10">19 Nackte Erde (mit trock. Gras umrandet)</text:p>
      <text:p text:style-name="P10"/>
      <text:p text:style-name="P10">20 Erdweg in Gras trocken (Horizontal)</text:p>
      <text:p text:style-name="P10">21 Erdweg in Gras trocken (Vertikal)</text:p>
      <text:p text:style-name="P10">22 Erdweg in Gras trocken (Ecke links nach oben)</text:p>
      <text:p text:style-name="P10">23 Erdweg in Gras trocken (Ecke links nach unten)</text:p>
      <text:p text:style-name="P10">24 Erdweg in Gras trocken (Ecke rechts nach oben)</text:p>
      <text:p text:style-name="P10">25 Erdweg in Gras trocken (Ecke rechts nach unten)</text:p>
      <text:p text:style-name="P10"/>
      <text:p text:style-name="P10">26 Erdweg in Gras fruchtig (Horizontal)</text:p>
      <text:p text:style-name="P10">27 Erdweg in Gras fruchtig (Vertikal)</text:p>
      <text:p text:style-name="P10">28 Erdweg in Gras fruchtig (Ecke links nach oben)</text:p>
      <text:p text:style-name="P10">29 Erdweg in Gras fruchtig (Ecke links nach unten)</text:p>
      <text:p text:style-name="P10">30 Erdweg in Gras fruchtig (Ecke rechts nach oben)</text:p>
      <text:p text:style-name="P10">31 Erdweg in Gras fruchtig (Ecke rechts nach unten)</text:p>
      <text:p text:style-name="P10"/>
      <text:p text:style-name="P15"/>
      <text:p text:style-name="P10">32 Übergang (Erde trocken zu Gras fruchtig) Horizontal</text:p>
      <text:p text:style-name="P10">33 Übergang (Erde trocken zu Gras fruchtig) Horizontal gespiegelt</text:p>
      <text:p text:style-name="P10">34 Übergang (Erde trocken zu Gras fruchtig) Vertikal</text:p>
      <text:p text:style-name="P10">35 Übergang (Erde trocken zu Gras fruchtig) Vertikal gespiegelt</text:p>
      <text:p text:style-name="P10">36 Übergang (Erde trocken zu Gras trocken) Horizontal</text:p>
      <text:p text:style-name="P10">37 Übergang (Erde trocken zu Gras trocken) Horizontal gespiegelt</text:p>
      <text:p text:style-name="P10">38 Übergang (Erde trocken zu Gras trocken) Vertikal</text:p>
      <text:p text:style-name="P10">39 Übergang (Erde trocken zu Gras trocken) Vertikal gespiegelt</text:p>
      <text:p text:style-name="P10"/>
      <text:p text:style-name="P10">40 Übergang (Erde trocken zu Gras fruchtig) Ecke reinstehend, oben links</text:p>
      <text:p text:style-name="P10">41 Übergang (Erde trocken zu Gras fruchtig) Ecke reinstehend, oben rechts</text:p>
      <text:p text:style-name="P10">42 Übergang (Erde trocken zu Gras fruchtig) Ecke reinstehend, unten links</text:p>
      <text:p text:style-name="P10">43 Übergang (Erde trocken zu Gras fruchtig) Ecke reinstehend, unten rechts</text:p>
      <text:p text:style-name="P10">44 Übergang (Erde trocken zu Gras fruchtig) Ecke rausstehend, oben links</text:p>
      <text:p text:style-name="P10">45 Übergang (Erde trocken zu Gras fruchtig) Ecke rausstehend, oben rechts</text:p>
      <text:p text:style-name="P10">46 Übergang (Erde trocken zu Gras fruchtig) Ecke rausstehend, unten links</text:p>
      <text:p text:style-name="P10">47 Übergang (Erde trocken zu Gras fruchtig) Ecke rausstehend, unten rechts</text:p>
      <text:p text:style-name="P10"/>
      <text:p text:style-name="P10">48 Übergang (Erde trocken zu Gras trocken) Ecke reinstehend, oben links</text:p>
      <text:p text:style-name="P10">49 Übergang (Erde trocken zu Gras trocken) Ecke reinstehend, oben rechts</text:p>
      <text:p text:style-name="P10">50 Übergang (Erde trocken zu Gras trocken) Ecke reinstehend, unten links</text:p>
      <text:p text:style-name="P10">51 Übergang (Erde trocken zu Gras trocken) Ecke reinstehend, unten rechts</text:p>
      <text:p text:style-name="P10">52 Übergang (Erde trocken zu Gras trocken) Ecke rausstehend, oben links</text:p>
      <text:p text:style-name="P10">53 Übergang (Erde trocken zu Gras trocken) Ecke rausstehend, oben rechts</text:p>
      <text:p text:style-name="P10">54 Übergang (Erde trocken zu Gras trocken) Ecke rausstehend, unten links</text:p>
      <text:p text:style-name="P10">55 Übergang (Erde trocken zu Gras trocken) Ecke rausstehend, unten rechts</text:p>
      <text:p text:style-name="P1"/>
      <text:p text:style-name="P1">(Hier darauf achten, dass ein Übergang zwischen den Waldarten gut möglich ist, Humus sollte als Basis verwendet werden)</text:p>
      <text:p text:style-name="P8">56 Waldboden (Humus)</text:p>
      <text:p text:style-name="P10">57 Fußweg in Waldboden(Humus Horizontal)</text:p>
      <text:p text:style-name="P10">58 Fußweg in Waldboden(Humus Vertikal)</text:p>
      <text:p text:style-name="P10">59 Erdweg in Waldboden (Ecke links nach oben)</text:p>
      <text:p text:style-name="P10">60 Erdweg in Waldboden (Ecke links nach unten)</text:p>
      <text:p text:style-name="P10">61 Erdweg in Waldboden (Ecke rechts nach oben)</text:p>
      <text:p text:style-name="P10">62 Erdweg in Waldboden (Ecke rechts nach unten)</text:p>
      <text:p text:style-name="P8">63 Waldboden (Nadel)</text:p>
      <text:p text:style-name="P8">64 Waldboden (Blätter/Herbst)</text:p>
      <text:p text:style-name="P1"/>
      <text:p text:style-name="P18">65 Felsboden, roh</text:p>
      <text:p text:style-name="P8">66 Felsboden, geschliffen</text:p>
      <text:p text:style-name="P10">67 Übergang Felsboden roh zu geschliffen Horizontal</text:p>
      <text:p text:style-name="P10">68 Übergang Felsboden roh zu geschliffen Horizontal gespiegelt</text:p>
      <text:p text:style-name="P10">69 Übergang Felsboden roh zu geschliffen Vertikal</text:p>
      <text:p text:style-name="P10">70 Übergang Felsboden roh zu geschliffen Vertikal gespiegelt</text:p>
      <text:p text:style-name="P10">71 Übergang (Felsboden roh zu geschliffen) Ecke reinstehend, oben links</text:p>
      <text:p text:style-name="P10">72 Übergang (Felsboden roh zu geschliffen) Ecke reinstehend, oben rechts</text:p>
      <text:p text:style-name="P10">73 Übergang (Felsboden roh zu geschliffen) Ecke reinstehend, unten links</text:p>
      <text:p text:style-name="P10">74 Übergang (Felsboden roh zu geschliffen) Ecke reinstehend, unten rechts</text:p>
      <text:p text:style-name="P10">75 Übergang (Felsboden roh zu geschliffen) Ecke rausstehend, oben links</text:p>
      <text:p text:style-name="P10">76 Übergang (Felsboden roh zu geschliffen) Ecke rausstehend, oben rechts</text:p>
      <text:p text:style-name="P10">77 Übergang (Felsboden roh zu geschliffen) Ecke rausstehend, unten links</text:p>
      <text:p text:style-name="P10">78 Übergang (Felsboden roh zu geschliffen) Ecke rausstehend, unten rechts</text:p>
      <text:p text:style-name="P10"/>
      <text:p text:style-name="P10">79 Übergang Felsboden roh zu nackte Erde Horizontal</text:p>
      <text:p text:style-name="P10">80 Übergang Felsboden roh zu nackte Erde Horizontal gespiegelt</text:p>
      <text:p text:style-name="P10">81 Übergang Felsboden roh zu nackte Erde Vertikal</text:p>
      <text:p text:style-name="P10">82 Übergang Felsboden roh zu nackte Erde Vertikal gespiegelt</text:p>
      <text:p text:style-name="P10">83 Übergang (Felsboden roh zu nackte Erde ) Ecke reinstehend, oben links</text:p>
      <text:p text:style-name="P10">84 Übergang (Felsboden roh zu nackte Erde ) Ecke reinstehend, oben rechts</text:p>
      <text:p text:style-name="P10">85 Übergang (Felsboden roh zu nackte Erde ) Ecke reinstehend, unten links</text:p>
      <text:p text:style-name="P10">86 Übergang (Felsboden roh zu nackte Erde ) Ecke reinstehend, unten rechts</text:p>
      <text:p text:style-name="P10">87 Übergang (Felsboden roh zu nackte Erde ) Ecke rausstehend, oben links</text:p>
      <text:p text:style-name="P10">88 Übergang (Felsboden roh zu nackte Erde ) Ecke rausstehend, oben rechts</text:p>
      <text:p text:style-name="P10">89 Übergang (Felsboden roh zu nackte Erde ) Ecke rausstehend, unten links</text:p>
      <text:p text:style-name="P10">90 Übergang (Felsboden roh zu nackte Erde ) Ecke rausstehend, unten rechts</text:p>
      <text:p text:style-name="P10"/>
      <text:p text:style-name="P10">91 Übergang Felsboden geschliffen zu nackte Erde Horizontal</text:p>
      <text:p text:style-name="P10">92 Übergang Felsboden geschliffen zu nackte Erde Horizontal gespiegelt</text:p>
      <text:p text:style-name="P10">93 Übergang Felsboden geschliffen zu nackte Erde Vertikal</text:p>
      <text:p text:style-name="P10">94 Übergang Felsboden geschliffen zu nackte Erde Vertikal gespiegelt</text:p>
      <text:p text:style-name="P10">95 Übergang (Felsboden geschl. zu nackte Erde ) Ecke reinstehend, oben links</text:p>
      <text:p text:style-name="P10">96 Überg. (Felsboden geschl. zu nackte Erde ) Ecke reinstehend, oben rechts</text:p>
      <text:p text:style-name="P10">97 Übergang (Felsboden geschl. zu nackte Erde ) Ecke reinstehend, unten links</text:p>
      <text:p text:style-name="P10">98 Überg. (Felsboden geschl. zu nackte Erde ) Ecke reinstehend, unten rechts</text:p>
      <text:p text:style-name="P10">99 Übergang (Felsboden geschl. zu nackte Erde ) Ecke rausstehend, oben links</text:p>
      <text:p text:style-name="P10">100 Überg. (Felsboden geschl. zu nackte Erde ) Ecke rausstehend, oben rechts</text:p>
      <text:p text:style-name="P10">101 Überg. (Felsboden geschl. zu nackte Erde ) Ecke rausstehend, unten links</text:p>
      <text:p text:style-name="P10">102 Überg. (Felsboden geschl. zu nackte Erde ) Ecke rausstehend unten rechts</text:p>
      <text:p text:style-name="P1"/>
      <text:p text:style-name="P18">103 Moorboden</text:p>
      <text:p text:style-name="P10">104 Moorboden(von Sumpfwasser umzingelt)</text:p>
      <text:p text:style-name="P10">105 Moorboden(von trocken Gras umzingelt)</text:p>
      <text:p text:style-name="P10">106 Sumpfwasser (von Moorboden umzingelt)</text:p>
      <text:p text:style-name="P10">107 Übergang Moorboden zu Sumpfwasser Horizontal</text:p>
      <text:p text:style-name="P10">108 Übergang Moorboden zu Sumpfwasser Horizontal gespiegelt</text:p>
      <text:p text:style-name="P10">109 Übergang Moorboden zu Sumpfwasser Vertikal</text:p>
      <text:p text:style-name="P10">110 Übergang Moorboden zu Sumpfwasser Vertikal gespiegelt</text:p>
      <text:p text:style-name="P10">111 Übergang ( Moorboden zu Sumpfwasser ) Ecke reinstehend, oben links</text:p>
      <text:p text:style-name="P10">112 Übergang ( Moorboden zu Sumpfwasser ) Ecke reinstehend, oben rechts</text:p>
      <text:p text:style-name="P10">113 Übergang (Moorboden zu Sumpfwasser) Ecke reinstehend, unten links</text:p>
      <text:p text:style-name="P10">114 Übergang (Moorboden zu Sumpfwasser) Ecke reinstehend, unten rechts</text:p>
      <text:p text:style-name="P10">115 Übergang (Moorboden zu Sumpfwasser) Ecke rausstehend, oben links</text:p>
      <text:p text:style-name="P10">116 Übergang (Moorboden zu Sumpfwasser) Ecke rausstehend, oben rechts</text:p>
      <text:p text:style-name="P10">117 Übergang (Moorboden zu Sumpfwasser) Ecke rausstehend, unten links</text:p>
      <text:p text:style-name="P10">118 Übergang (Moorboden zu Sumpfwasser) Ecke rausstehend, unten rechts</text:p>
      <text:p text:style-name="P10"/>
      <text:p text:style-name="P10">119 Übergang Moorboden zu trocken Gras Horizontal</text:p>
      <text:p text:style-name="P10">120 Übergang Moorboden zu trocken Gras Horizontal gespiegelt</text:p>
      <text:p text:style-name="P10">121 Übergang Moorboden zu trocken Gras Vertikal</text:p>
      <text:p text:style-name="P10">122 Übergang Moorboden zu trocken Gras Vertikal gespiegelt</text:p>
      <text:p text:style-name="P10">123 Übergang ( Moorboden zu trocken Gras ) Ecke reinstehend, oben links</text:p>
      <text:p text:style-name="P10">124 Übergang ( Moorboden zu trocken Gras ) Ecke reinstehend, oben rechts</text:p>
      <text:p text:style-name="P10">125 Übergang (Moorboden zu trocken Gras) Ecke reinstehend, unten links</text:p>
      <text:p text:style-name="P10">126 Übergang (Moorboden zu trocken Gras) Ecke reinstehend, unten rechts</text:p>
      <text:p text:style-name="P10">127 Übergang (Moorboden zu trocken Gras) Ecke rausstehend, oben links</text:p>
      <text:p text:style-name="P10">128 Übergang (Moorboden zu trocken Gras) Ecke rausstehend, oben rechts</text:p>
      <text:p text:style-name="P10">129 Übergang (Moorboden zu trocken Gras) Ecke rausstehend, unten links</text:p>
      <text:p text:style-name="P10">130 Übergang (Moorboden zu trocken Gras) Ecke rausstehend, unten rechts</text:p>
      <text:p text:style-name="P10"/>
      <text:p text:style-name="P10">131 Übergang Moorboden zu nackte Erde Horizontal</text:p>
      <text:p text:style-name="P10">132 Übergang Moorboden zu nackte Erde Horizontal gespiegelt</text:p>
      <text:p text:style-name="P10">133 Übergang Moorboden zu nackte Erde Vertikal</text:p>
      <text:p text:style-name="P10">134 Übergang Moorboden zu nackte Erde Vertikal gespiegelt</text:p>
      <text:p text:style-name="P10">135 Übergang ( Moorboden zu nackte Erde ) Ecke reinstehend, oben links</text:p>
      <text:p text:style-name="P10">136 Übergang ( Moorboden zu nackte Erde ) Ecke reinstehend, oben rechts</text:p>
      <text:p text:style-name="P10">137 Übergang (Moorboden zu nackte Erde ) Ecke reinstehend, unten links</text:p>
      <text:p text:style-name="P10">138 Übergang (Moorboden zu nackte Erde ) Ecke reinstehend, unten rechts</text:p>
      <text:p text:style-name="P10">139 Übergang (Moorboden zu nackte Erde) Ecke rausstehend, oben links</text:p>
      <text:p text:style-name="P10">140 Übergang (Moorboden zu nackte Erde) Ecke rausstehend, oben rechts</text:p>
      <text:p text:style-name="P10">141 Übergang (Moorboden zu nackte Erde) Ecke rausstehend, unten links</text:p>
      <text:p text:style-name="P10">142 Übergang (Moorboden zu nackte Erde) Ecke rausstehend, unten rech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143 Geebnete Erde</text:p>
      <text:p text:style-name="P10">144 Geebnete Erde (von nackte Erde umgeben)</text:p>
      <text:p text:style-name="P10">145 Übergang Geebnete Erde zu nackte Erde Horizontal</text:p>
      <text:p text:style-name="P10">146 Übergang Geebnete Erde zu nackte Erde Horizontal gespiegelt</text:p>
      <text:p text:style-name="P10">147 Übergang Geebnete Erde zu nackte Erde Vertikal</text:p>
      <text:p text:style-name="P10">148 Übergang Geebnete Erde zu nackte Erde Vertikal gespiegelt</text:p>
      <text:p text:style-name="P10">149 Übergang ( Geebnete Erde zu nackte Erde ) Ecke reinstehend, oben links</text:p>
      <text:p text:style-name="P10">150 Übergang ( Geebnete Erde zu nackte Erde ) Ecke reinstehend, oben rechts</text:p>
      <text:p text:style-name="P10">151 Übergang (Geebnete Erde zu nackte Erde) Ecke reinstehend, unten links</text:p>
      <text:p text:style-name="P10">152 Übergang (Geebnete Erde zu nackte Erde) Ecke reinstehend, unten rechts</text:p>
      <text:p text:style-name="P10">153 Übergang (Geebnete Erde zu nackte Erde) Ecke rausstehend, oben links</text:p>
      <text:p text:style-name="P10">154 Übergang (Geebnete Erde zu nackte Erde) Ecke rausstehend, oben rechts</text:p>
      <text:p text:style-name="P10">155 Übergang (Geebnete Erde zu nackte Erde) Ecke rausstehend, unten links</text:p>
      <text:p text:style-name="P10">156 Übergang (Geebnete Erde zu nackte Erde) Ecke rausstehend, unten rechts</text:p>
      <text:p text:style-name="P1"/>
      <text:p text:style-name="P1"/>
      <text:p text:style-name="P18">157 Wasser</text:p>
      <text:p text:style-name="P10">158 Wasser (von trocken Gras umgeben)</text:p>
      <text:p text:style-name="P10">159 Wasser (von fruchtig Gras umgeben)</text:p>
      <text:p text:style-name="P10">160 Wasser (von nackte Erde umgeben)</text:p>
      <text:p text:style-name="P10">161 Übergang Wasser zu Sumpfwasser Horizontal</text:p>
      <text:p text:style-name="P10">162 Übergang Wasser zu Sumpfwasser Horizontal gespiegelt</text:p>
      <text:p text:style-name="P10">163 Übergang Wasser zu Sumpfwasser Vertikal</text:p>
      <text:p text:style-name="P10">164 Übergang Wasser zu Sumpfwasser Vertikal gespiegelt</text:p>
      <text:p text:style-name="P10">165 Übergang ( Wasser zu Sumpfwasser ) Ecke reinstehend, oben links</text:p>
      <text:p text:style-name="P10">166 Übergang ( Wasser zu Sumpfwasser ) Ecke reinstehend, oben rechts</text:p>
      <text:p text:style-name="P10">167 Übergang ( Wasser zu Sumpfwasser) Ecke reinstehend, unten links</text:p>
      <text:p text:style-name="P10">168 Übergang ( Wasser zu Sumpfwasser) Ecke reinstehend, unten rechts</text:p>
      <text:p text:style-name="P10">169 Übergang ( Wasser zu Sumpfwasser) Ecke rausstehend, oben links</text:p>
      <text:p text:style-name="P10">170 Übergang ( Wasser zu Sumpfwasser) Ecke rausstehend, oben rechts</text:p>
      <text:p text:style-name="P10">171 Übergang ( Wasser zu Sumpfwasser) Ecke rausstehend, unten links</text:p>
      <text:p text:style-name="P10">172 Übergang ( Wasser zu Sumpfwasser) Ecke rausstehend, unten rechts</text:p>
      <text:p text:style-name="P10"/>
      <text:p text:style-name="P10">173 Übergang Wasser zu trocken Gras Horizontal</text:p>
      <text:p text:style-name="P10">174 Übergang Wasser zu trocken Gras Horizontal gespiegelt</text:p>
      <text:p text:style-name="P10">175 Übergang Wasser zu trocken Gras Vertikal</text:p>
      <text:p text:style-name="P10">176 Übergang Wasser zu trocken Gras Vertikal gespiegelt</text:p>
      <text:p text:style-name="P10">177 Übergang ( Wasser zu trocken Gras ) Ecke reinstehend, oben links</text:p>
      <text:p text:style-name="P10">178 Übergang ( Wasser zu trocken Gras ) Ecke reinstehend, oben rechts</text:p>
      <text:p text:style-name="P10">180 Übergang ( Wasser zu trocken Gras) Ecke reinstehend, unten links</text:p>
      <text:p text:style-name="P10">181 Übergang ( Wasser zu trocken Gras) Ecke reinstehend, unten rechts</text:p>
      <text:p text:style-name="P10">182 Übergang ( Wasser zu trocken Gras) Ecke rausstehend, oben links</text:p>
      <text:p text:style-name="P10">183 Übergang ( Wasser zu trocken Gras) Ecke rausstehend, oben rechts</text:p>
      <text:p text:style-name="P10">184 Übergang ( Wasser zu trocken Gras) Ecke rausstehend, unten links</text:p>
      <text:p text:style-name="P10">185 Übergang ( Wasser zu trocken Gras) Ecke rausstehend, unten rechts</text:p>
      <text:p text:style-name="P10"/>
      <text:p text:style-name="P10">186 Übergang Wasser zu fruchtig Gras Horizontal</text:p>
      <text:p text:style-name="P10">187 Übergang Wasser zu fruchtig Gras Horizontal gespiegelt</text:p>
      <text:p text:style-name="P10">188 Übergang Wasser zu fruchtig Gras Vertikal</text:p>
      <text:p text:style-name="P10">189 Übergang Wasser zu fruchtig Gras Vertikal gespiegelt</text:p>
      <text:p text:style-name="P10">190 Übergang ( Wasser zu fruchtig Gras ) Ecke reinstehend, oben links</text:p>
      <text:p text:style-name="P10">191 Übergang ( Wasser zu fruchtig Gras ) Ecke reinstehend, oben rechts</text:p>
      <text:p text:style-name="P10">192 Übergang ( Wasser zu fruchtig Gras) Ecke reinstehend, unten links</text:p>
      <text:p text:style-name="P10">193 Übergang ( Wasser zu fruchtig Gras) Ecke reinstehend, unten rechts</text:p>
      <text:p text:style-name="P10">194 Übergang ( Wasser zu fruchtig Gras) Ecke rausstehend, oben links</text:p>
      <text:p text:style-name="P10">195 Übergang ( Wasser zu fruchtig Gras) Ecke rausstehend, oben rechts</text:p>
      <text:p text:style-name="P10">196 Übergang ( Wasser zu fruchtig Gras) Ecke rausstehend, unten links</text:p>
      <text:p text:style-name="P10">197 Übergang ( Wasser zu fruchtig Gras) Ecke rausstehend, unten rechts</text:p>
      <text:p text:style-name="P1"/>
      <text:p text:style-name="P19">198 Übergang Wasser zu nackte Erde Horizontal</text:p>
      <text:p text:style-name="P10">199 Übergang Wasser zu nackte Erde Horizontal gespiegelt</text:p>
      <text:p text:style-name="P10">200 Übergang Wasser zu nackte Erde Vertikal</text:p>
      <text:p text:style-name="P10">201 Übergang Wasser zu nackte Erde Vertikal gespiegelt</text:p>
      <text:p text:style-name="P10">202 Übergang ( Wasser zu nackte Erde ) Ecke reinstehend, oben links</text:p>
      <text:p text:style-name="P10">203 Übergang ( Wasser zu nackte Erde ) Ecke reinstehend, oben rechts</text:p>
      <text:p text:style-name="P10">204 Übergang ( Wasser zu nackte Erde) Ecke reinstehend, unten links</text:p>
      <text:p text:style-name="P10">205 Übergang ( Wasser zu nackte Erde) Ecke reinstehend, unten rechts</text:p>
      <text:p text:style-name="P10">206 Übergang ( Wasser zu nackte Erde) Ecke rausstehend, oben links</text:p>
      <text:p text:style-name="P10">207 Übergang ( Wasser zu nackte Erde) Ecke rausstehend, oben rechts</text:p>
      <text:p text:style-name="P10">208 Übergang ( Wasser zu nackte Erde) Ecke rausstehend, unten links</text:p>
      <text:p text:style-name="P10">209 Übergang ( Wasser zu nackte Erde) Ecke rausstehend, unten rechts</text:p>
      <text:p text:style-name="P1"/>
      <text:p text:style-name="P10">210 Wasserpfütze (von trocken Gras umgeben)</text:p>
      <text:p text:style-name="P10">211 Wasserpfütze (von fruchtig Gras umgeben)</text:p>
      <text:p text:style-name="P10">212 Wasserpfütze (von nackte Erde umgeben)</text:p>
      <text:p text:style-name="P10">213 Bächlein in trocken Gras(Horizontal)</text:p>
      <text:p text:style-name="P10">214 Bächlein in trocken Gras( Vertikal)</text:p>
      <text:p text:style-name="P10">215 Bächlein in trocken Gras(Ecke links nach oben)</text:p>
      <text:p text:style-name="P10">216 Bächlein in trocken Gras (Ecke links nach unten)</text:p>
      <text:p text:style-name="P10">217 Bächlein in trocken Gras (Ecke rechts nach oben)</text:p>
      <text:p text:style-name="P10">218 Bächlein in trocken Gras (Ecke rechts nach unten)</text:p>
      <text:p text:style-name="P10">219 Bächlein in fruchtig Gras(Horizontal)</text:p>
      <text:p text:style-name="P10">220 Bächlein in fruchtig Gras( Vertikal)</text:p>
      <text:p text:style-name="P10">221 Bächlein in fruchtig Gras(Ecke links nach oben)</text:p>
      <text:p text:style-name="P10">222 Bächlein in fruchtig Gras (Ecke links nach unten)</text:p>
      <text:p text:style-name="P10">223 Bächlein in fruchtig Gras (Ecke rechts nach oben)</text:p>
      <text:p text:style-name="P10">224 Bächlein in fruchtig Gras (Ecke rechts nach unten)</text:p>
      <text:p text:style-name="P10">225 Bächlein in nackte Erde(Horizontal)</text:p>
      <text:p text:style-name="P10">226 Bächlein in nackte Erde( Vertikal)</text:p>
      <text:p text:style-name="P10">227 Bächlein in nackte Erde(Ecke links nach oben)</text:p>
      <text:p text:style-name="P10">228 Bächlein in nackte Erde (Ecke links nach unten)</text:p>
      <text:p text:style-name="P10">229 Bächlein in nackte Erde(Ecke rechts nach oben)</text:p>
      <text:p text:style-name="P10">230 Bächlein in nackte Erde (Ecke rechts nach unten)</text:p>
      <text:p text:style-name="P1"/>
      <text:p text:style-name="P1"/>
      <text:p text:style-name="P15"/>
      <text:p text:style-name="P1">(in folgenden Tiles soll eine Unterteilung in zwei Höhenebenden simuliert werden)</text:p>
      <text:p text:style-name="P8">231 Felswand in nackte Erde (Horizontal)</text:p>
      <text:p text:style-name="P8">232 Felswand in nackte Erde (Vertikal)</text:p>
      <text:p text:style-name="P8">233 Felswand in nackte Erde (Ausläufer links)</text:p>
      <text:p text:style-name="P8">234 Felswand in nackte Erde (Ausläufer rechts)</text:p>
      <text:p text:style-name="P8">235 Felswand in nackte Erde (Ausläufer oben)</text:p>
      <text:p text:style-name="P8">236 Felswand in nackte Erde (Ausläufer unten)</text:p>
      <text:p text:style-name="P8">237 Felswand in Steinboden(roh) (Horizontal)</text:p>
      <text:p text:style-name="P8">238 Felswand in Steinboden(roh) (Vertikal)</text:p>
      <text:p text:style-name="P8">239 Felswand in Steinboden(roh) (Ausläufer links)</text:p>
      <text:p text:style-name="P8">240 Felswand in Steinboden(roh) (Ausläufer rechts)</text:p>
      <text:p text:style-name="P8">241 Felswand in Steinboden(roh) (Ausläufer oben)</text:p>
      <text:p text:style-name="P8">242 Felswand in Steinboden(roh) (Ausläufer unten)</text:p>
      <text:p text:style-name="P1"/>
      <text:p text:style-name="P1">(die Felstreppe wird grob in eine Wand gehauen, muss also an den Seiten als Wand weiterlaufen)</text:p>
      <text:p text:style-name="P10">243 Felstreppe in Steinboden(roh) (Horizontal)</text:p>
      <text:p text:style-name="P10">244 Felstreppe in Steinboden(roh) (Vertikal)</text:p>
      <text:p text:style-name="P1"/>
      <text:p text:style-name="P8">245 Holzboden (Bretterboden)</text:p>
      <text:p text:style-name="P1"/>
      <text:p text:style-name="P8">246 Erdloch (rund, Ränder transparent)</text:p>
      <text:p text:style-name="P1"/>
      <text:p text:style-name="P8">247 Sumpfwasser</text:p>
      <text:p text:style-name="P16">Tileset 11 Strukturen</text:p>
      <text:p text:style-name="P1"/>
      <text:p text:style-name="P1"/>
      <text:p text:style-name="P1"/>
      <text:p text:style-name="P1">0 Leer</text:p>
      <text:p text:style-name="P1"/>
      <text:p text:style-name="P11">1 Steinmauer (niedrig, Horizontal)</text:p>
      <text:p text:style-name="P11">2 Steinmauer (niedrig, Vertikal)</text:p>
      <text:p text:style-name="P11">3 Steinmauer (niedrig, Ecke links nach oben)</text:p>
      <text:p text:style-name="P11">4 Steinmauer (niedrig, Ecke links nach unten)</text:p>
      <text:p text:style-name="P11">5 Steinmauer (niedrig, Ecke rechts nach oben)</text:p>
      <text:p text:style-name="P11">6 Steinmauer (niedrig, Ecke rechts nach unten)</text:p>
      <text:p text:style-name="P1"/>
      <text:p text:style-name="P1">7 Zaun (niedrig, Horizontal)</text:p>
      <text:p text:style-name="P1">8 Zaun (niedrig, Vertikal)</text:p>
      <text:p text:style-name="P1">9 Zaun (niedrig, Ecke links nach oben)</text:p>
      <text:p text:style-name="P1">10 Zaun (niedrig, Ecke links nach unten)</text:p>
      <text:p text:style-name="P1">11Zaun (niedrig, Ecke rechts nach oben)</text:p>
      <text:p text:style-name="P1">12 Zaun (niedrig, Ecke rechts nach unten)</text:p>
      <text:p text:style-name="P1"/>
      <text:p text:style-name="P1"/>
      <text:p text:style-name="P1"/>
      <text:p text:style-name="P1">13 Steinwand (gebaut, hoch, Horizontal)</text:p>
      <text:p text:style-name="P1">14 Steinwand (hoch, Vertikal)</text:p>
      <text:p text:style-name="P1">15 Steinwand (hoch, Ecke links nach oben)</text:p>
      <text:p text:style-name="P1">16 Steinwand (hoch, Ecke links nach unten)</text:p>
      <text:p text:style-name="P1">17Steinwand (hoch, Ecke rechts nach oben)</text:p>
      <text:p text:style-name="P1">18 Steinwand (hoch, Ecke rechts nach unten)</text:p>
      <text:p text:style-name="P1"/>
      <text:p text:style-name="P1">19 Lehmwand (hoch, Horizontal)</text:p>
      <text:p text:style-name="P1">20 Lehmwand(hoch, Vertikal)</text:p>
      <text:p text:style-name="P1">21 Lehmwand (hoch, Ecke links nach oben)</text:p>
      <text:p text:style-name="P1">22 Lehmwand (hoch, Ecke links nach unten)</text:p>
      <text:p text:style-name="P1">23 Lehmwand (hoch, Ecke rechts nach oben)</text:p>
      <text:p text:style-name="P1">24 Lehmwand (hoch, Ecke rechts nach unten)</text:p>
      <text:p text:style-name="P1"/>
      <text:p text:style-name="P8">25 Holzwand (hoch, Horizontal)</text:p>
      <text:p text:style-name="P8">26 Holzwand(hoch, Vertikal)</text:p>
      <text:p text:style-name="P8">27 Holzwand (hoch, Ecke links nach oben)</text:p>
      <text:p text:style-name="P8">28 Holzwand (hoch, Ecke links nach unten)</text:p>
      <text:p text:style-name="P8">29 Holzwand (hoch, Ecke rechts nach oben)</text:p>
      <text:p text:style-name="P8">30 Holzwand (hoch, Ecke rechts nach unten)</text:p>
      <text:p text:style-name="P1"/>
      <text:p text:style-name="P1">31 Geflochtene Wand(Aus Ästen &amp; Stroh, hoch, Horizontal)</text:p>
      <text:p text:style-name="P1">32 Geflochtene Wand(hoch, Vertikal)</text:p>
      <text:p text:style-name="P1">33 Geflochtene Wand (hoch, Ecke links nach oben)</text:p>
      <text:p text:style-name="P1">34 Geflochtene Wand (hoch, Ecke links nach unten)</text:p>
      <text:p text:style-name="P1">35 Geflochtene Wand (hoch, Ecke rechts nach oben)</text:p>
      <text:p text:style-name="P1">36 Geflochtene Wand (hoch, Ecke rechts nach unten)</text:p>
      <text:p text:style-name="P1"><text:soft-page-break/></text:p>
      <text:p text:style-name="P1">37 Fachwerk (Holzkonstruktion mit Lehm, hoch, Horizontal)</text:p>
      <text:p text:style-name="P1">38 Fachwerk(hoch, Vertikal)</text:p>
      <text:p text:style-name="P1">39 Fachwerk (hoch, Ecke links nach oben)</text:p>
      <text:p text:style-name="P1">40 Fachwerk (hoch, Ecke links nach unten)</text:p>
      <text:p text:style-name="P1">41 Fachwerk (hoch, Ecke rechts nach oben)</text:p>
      <text:p text:style-name="P1">42 Fachwerk (hoch, Ecke rechts nach unten)</text:p>
      <text:p text:style-name="P1"/>
      <text:p text:style-name="P10">43 Strohdach (Kante links)</text:p>
      <text:p text:style-name="P10">44 Strohdach (Kante rechts)</text:p>
      <text:p text:style-name="P10">45 Strohdach (Kante oben)</text:p>
      <text:p text:style-name="P10">46 Strohdach (Kante unten)</text:p>
      <text:p text:style-name="P10">47 Strohdach (Zentrum)</text:p>
      <text:p text:style-name="P1"/>
      <text:p text:style-name="P1">48 Bretterdach (Kante links)</text:p>
      <text:p text:style-name="P1">49 Bretterdach (Kante rechts)</text:p>
      <text:p text:style-name="P1">50 Bretterdach (Kante oben)</text:p>
      <text:p text:style-name="P1">51 Bretterdach (Kante unten)</text:p>
      <text:p text:style-name="P1">52 Bretterdach (Zentrum)</text:p>
      <text:p text:style-name="P1"/>
      <text:p text:style-name="P8">53 Felsmauer (natur, hoch, Horizontal)</text:p>
      <text:p text:style-name="P8">54 Felsmauer(hoch, Vertikal)</text:p>
      <text:p text:style-name="P8">55 Felsmauer (hoch, Ecke links nach oben)</text:p>
      <text:p text:style-name="P8">56 Felsmauer (hoch, Ecke links nach unten)</text:p>
      <text:p text:style-name="P8">57 Felsmauer (hoch, Ecke rechts nach oben)</text:p>
      <text:p text:style-name="P8">58 Felsmauer (hoch, Ecke rechts nach unten)</text:p>
      <text:p text:style-name="P20">Tileset 12 Werkzeug &amp; Sonstiges</text:p>
      <text:p text:style-name="P12"/>
      <text:p text:style-name="P13">Fleisch (roh)</text:p>
      <text:p text:style-name="P13">Fleisch (gebraten)</text:p>
      <text:p text:style-name="P13">Fleisch (gedörrt)</text:p>
      <text:p text:style-name="P13">Gemüse (roh)</text:p>
      <text:p text:style-name="P13">Gemüse (gebraten)</text:p>
      <text:p text:style-name="P13">Brot</text:p>
      <text:p text:style-name="P13"/>
      <text:p text:style-name="P13">Dreck/ Abfall (am besten gemischt, wird für viele Gegenstände benutzt)</text:p>
      <text:p text:style-name="P13"/>
      <text:p text:style-name="P13">Schmuck (Spindel)</text:p>
      <text:p text:style-name="P13">Schmuck (Ring)</text:p>
      <text:p text:style-name="P13">Schmuck (Armreif)</text:p>
      <text:p text:style-name="P13">Schmuck (Kette)</text:p>
      <text:p text:style-name="P13"/>
      <text:p text:style-name="P13">Löffel (Holz)</text:p>
      <text:p text:style-name="P13">Löffel (Bronze)</text:p>
      <text:p text:style-name="P13">Schüssel (Holz, leer)</text:p>
      <text:p text:style-name="P13">Schüssel (Bronze, leer)</text:p>
      <text:p text:style-name="P13">Schüssel (Ton, leer)</text:p>
      <text:p text:style-name="P13">Schüssel (Holz, voll)</text:p>
      <text:p text:style-name="P13">Schüssel (Bronze, voll)</text:p>
      <text:p text:style-name="P13">Schüssel (Ton, voll)</text:p>
      <text:p text:style-name="P13">Dose (Kleines Gefäß, Ton)</text:p>
      <text:p text:style-name="P13">Dose (Bronze)</text:p>
      <text:p text:style-name="P13">Dose (Holz)</text:p>
      <text:p text:style-name="P13">Trinkschlauch (Leder)</text:p>
      <text:p text:style-name="P13">Trinkhorn</text:p>
      <text:p text:style-name="P13">Eimer (Geflochten)</text:p>
      <text:p text:style-name="P13">Eimer (Bronze)</text:p>
      <text:p text:style-name="P13"/>
      <text:p text:style-name="P13">Kleinteile (wird für Zwischenergebnisse im Crafting benutzt, Holz)</text:p>
      <text:p text:style-name="P13">Kleinteile (Metall)</text:p>
      <text:p text:style-name="P13">Kleinteile (Ton (Klumpen))</text:p>
      <text:p text:style-name="P13">Kleinteile (Essen in der Zubereitung)</text:p>
      <text:p text:style-name="P13"/>
      <text:p text:style-name="P13">Leder (ausgebreitet)</text:p>
      <text:p text:style-name="P13">Stoff (aufgerollt, roh)</text:p>
      <text:p text:style-name="P13">Stoff (aufgerollt, gefärbt)</text:p>
      <text:p text:style-name="P13"/>
      <text:p text:style-name="P13">Schrifttafel</text:p>
      <text:p text:style-name="P13"/>
      <text:p text:style-name="P13">Leiche (bekleidet)</text:p>
      <text:p text:style-name="P13">Leiche (gerüstet)</text:p>
      <text:p text:style-name="P13">Leiche (nackt)</text:p>
      <text:p text:style-name="P13"/>
      <text:p text:style-name="P13"/>
      <text:p text:style-name="P13"/>
      <text:p text:style-name="P13"><text:soft-page-break/>Trommel</text:p>
      <text:p text:style-name="P13">Flöte</text:p>
      <text:p text:style-name="P13">Glocke</text:p>
      <text:p text:style-name="P13">Blashorn</text:p>
      <text:p text:style-name="P13"/>
      <text:p text:style-name="P13">Knochen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16:16:16.31</meta:creation-date>
    <dc:date>2015-01-06T10:43:24.14</dc:date>
    <meta:editing-duration>PT7H35M55S</meta:editing-duration>
    <meta:editing-cycles>996</meta:editing-cycles>
    <meta:generator>OpenOffice.org/3.4.1$Win32 OpenOffice.org_project/341m1$Build-9593</meta:generator>
    <meta:document-statistic meta:table-count="0" meta:image-count="0" meta:object-count="0" meta:page-count="30" meta:paragraph-count="818" meta:word-count="4673" meta:character-count="31406"/>
  </office:meta>
</office:document-meta>
</file>